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>
      <style:paragraph-properties fo:text-align="center" style:justify-single-word="false"/>
      <style:text-properties fo:color="#c9211e" loext:opacity="100%" officeooo:rsid="001eddea" officeooo:paragraph-rsid="001eddea" fo:background-color="#ffff00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in" fo:margin-bottom="0in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in" fo:margin-bottom="0in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in" fo:margin-bottom="0in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in" fo:margin-bottom="0in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in" fo:margin-bottom="0in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in" fo:margin-bottom="0in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1">
      <style:paragraph-properties fo:margin-top="0in" fo:margin-bottom="0in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2">
      <style:paragraph-properties fo:margin-top="0in" fo:margin-bottom="0in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3">
      <style:paragraph-properties fo:margin-top="0in" fo:margin-bottom="0in" style:contextual-spacing="false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background-color="#ffff00" loext:char-shading-value="0"/>
    </style:style>
    <style:style style:name="T3" style:family="text">
      <style:text-properties fo:color="#c9211e" loext:opacity="100%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Horizontal_20_Line"/>
      <text:h text:style-name="Heading_20_3" text:outline-level="3"><text:span text:style-name="Strong_20_Emphasis"><text:span text:style-name="T3">Q1. Accounting Errors &amp; Rectification of Errors</text:span></text:span></text:h>
      <text:p text:style-name="Text_20_body"><text:span text:style-name="Strong_20_Emphasis">Accounting errors</text:span> are mistakes made in recording financial transactions. These errors can be classified into:</text:p>
      <text:list text:style-name="L1">
        <text:list-item>
          <text:p text:style-name="P2"><text:span text:style-name="Strong_20_Emphasis">Errors of Omission</text:span> – A transaction is completely or partially omitted. </text:p>
        </text:list-item>
        <text:list-item>
          <text:p text:style-name="P2"><text:span text:style-name="Strong_20_Emphasis">Errors of Commission</text:span> – Incorrect amount entered or wrong posting in accounts. </text:p>
        </text:list-item>
        <text:list-item>
          <text:p text:style-name="P2"><text:span text:style-name="Strong_20_Emphasis">Errors of Principle</text:span> – Incorrect classification of expenses or income (e.g., treating capital expenditure as revenue). </text:p>
        </text:list-item>
        <text:list-item>
          <text:p text:style-name="P1"><text:span text:style-name="Strong_20_Emphasis">Compensating Errors</text:span> – Two or more errors cancel each other out. </text:p>
        </text:list-item>
      </text:list>
      <text:p text:style-name="Text_20_body"><text:span text:style-name="Strong_20_Emphasis">Rectification of Errors:</text:span></text:p>
      <text:list text:style-name="L2">
        <text:list-item>
          <text:p text:style-name="P4"><text:span text:style-name="Strong_20_Emphasis">Before Trial Balance:</text:span> Correct the entry by reversing or adjusting it. </text:p>
        </text:list-item>
        <text:list-item>
          <text:p text:style-name="P3"><text:span text:style-name="Strong_20_Emphasis">After Trial Balance:</text:span> Use a <text:span text:style-name="Strong_20_Emphasis">Suspense Account</text:span> if the trial balance does not tally. </text:p>
        </text:list-item>
      </text:list>
      <text:p text:style-name="Horizontal_20_Line"/>
      <text:h text:style-name="Heading_20_3" text:outline-level="3"><text:span text:style-name="Strong_20_Emphasis"><text:span text:style-name="T3">Q2. Cash Book &amp; Types of Cash Books | Subsidiary Books | Difference Types of Subsidiary Books</text:span></text:span></text:h>
      <text:p text:style-name="Text_20_body"><text:span text:style-name="Strong_20_Emphasis">Cash Book:</text:span> A special journal that records all cash transactions.</text:p>
      <text:p text:style-name="Text_20_body"><text:span text:style-name="Strong_20_Emphasis">Types of Cash Books:</text:span></text:p>
      <text:list text:style-name="L3">
        <text:list-item>
          <text:p text:style-name="P6"><text:span text:style-name="Strong_20_Emphasis">Single Column Cash Book</text:span> – Records only cash transactions. </text:p>
        </text:list-item>
        <text:list-item>
          <text:p text:style-name="P6"><text:span text:style-name="Strong_20_Emphasis">Double Column Cash Book</text:span> – Records cash and bank transactions. </text:p>
        </text:list-item>
        <text:list-item>
          <text:p text:style-name="P6"><text:span text:style-name="Strong_20_Emphasis">Triple Column Cash Book</text:span> – Records cash, bank, and discount transactions. </text:p>
        </text:list-item>
        <text:list-item>
          <text:p text:style-name="P5"><text:span text:style-name="Strong_20_Emphasis">Petty Cash Book</text:span> – Used for recording small daily expenses. </text:p>
        </text:list-item>
      </text:list>
      <text:p text:style-name="Text_20_body"><text:span text:style-name="Strong_20_Emphasis">Subsidiary Books:</text:span> Used to record specific types of transactions separately.</text:p>
      <text:p text:style-name="Text_20_body"><text:span text:style-name="Strong_20_Emphasis">Types of Subsidiary Books:</text:span></text:p>
      <text:list text:style-name="L4">
        <text:list-item>
          <text:p text:style-name="P8"><text:span text:style-name="Strong_20_Emphasis">Purchase Book</text:span> – Records credit purchases. </text:p>
        </text:list-item>
        <text:list-item>
          <text:p text:style-name="P8"><text:span text:style-name="Strong_20_Emphasis">Sales Book</text:span> – Records credit sales. </text:p>
        </text:list-item>
        <text:list-item>
          <text:p text:style-name="P8"><text:span text:style-name="Strong_20_Emphasis">Purchase Return Book</text:span> – Records goods returned to suppliers. </text:p>
        </text:list-item>
        <text:list-item>
          <text:p text:style-name="P8"><text:span text:style-name="Strong_20_Emphasis">Sales Return Book</text:span> – Records goods returned by customers. </text:p>
        </text:list-item>
        <text:list-item>
          <text:p text:style-name="P8"><text:span text:style-name="Strong_20_Emphasis">Cash Book</text:span> – Records cash and bank transactions. </text:p>
        </text:list-item>
        <text:list-item>
          <text:p text:style-name="P7"><text:span text:style-name="Strong_20_Emphasis">Journal Proper</text:span> – Records transactions that do not fit in other books. </text:p>
        </text:list-item>
      </text:list>
      <text:p text:style-name="Horizontal_20_Line"/>
      <text:h text:style-name="Heading_20_3" text:outline-level="3"><text:span text:style-name="Strong_20_Emphasis"><text:span text:style-name="T3">Q3. Accounting Concepts</text:span></text:span></text:h>
      <text:list text:style-name="L5">
        <text:list-item>
          <text:p text:style-name="P10"><text:span text:style-name="Strong_20_Emphasis">Business Entity Concept</text:span> – Business and owner are separate entities. </text:p>
        </text:list-item>
        <text:list-item>
          <text:p text:style-name="P10"><text:span text:style-name="Strong_20_Emphasis">Money Measurement Concept</text:span> – Only monetary transactions are recorded. </text:p>
        </text:list-item>
        <text:list-item>
          <text:p text:style-name="P10"><text:span text:style-name="Strong_20_Emphasis">Going Concern Concept</text:span> – Business will continue indefinitely. </text:p>
        </text:list-item>
        <text:list-item>
          <text:p text:style-name="P10"><text:span text:style-name="Strong_20_Emphasis">Accrual Concept</text:span> – Revenues and expenses are recorded when they occur, not when cash is received/paid. </text:p>
        </text:list-item>
        <text:list-item>
          <text:p text:style-name="P10"><text:soft-page-break/><text:span text:style-name="Strong_20_Emphasis">Consistency Concept</text:span> – Same accounting methods should be followed over time. </text:p>
        </text:list-item>
        <text:list-item>
          <text:p text:style-name="P10"><text:span text:style-name="Strong_20_Emphasis">Matching Concept</text:span> – Expenses should be matched with revenues in the same period. </text:p>
        </text:list-item>
        <text:list-item>
          <text:p text:style-name="P9"><text:span text:style-name="Strong_20_Emphasis">Cost Concept</text:span> – Assets are recorded at their original cost. </text:p>
        </text:list-item>
      </text:list>
      <text:p text:style-name="Horizontal_20_Line"/>
      <text:h text:style-name="Heading_20_3" text:outline-level="3"><text:span text:style-name="Strong_20_Emphasis"><text:span text:style-name="T3">Q4. Cost Sheet &amp; Procedure for Preparation</text:span></text:span></text:h>
      <text:p text:style-name="Text_20_body">A <text:span text:style-name="Strong_20_Emphasis">cost sheet</text:span> provides a detailed breakdown of production costs.</text:p>
      <text:p text:style-name="Text_20_body"><text:span text:style-name="Strong_20_Emphasis">Steps to Prepare a Cost Sheet:</text:span></text:p>
      <text:list text:style-name="L6">
        <text:list-item>
          <text:p text:style-name="P12"><text:span text:style-name="Strong_20_Emphasis">Prime Cost</text:span> = Direct Materials + Direct Labor + Direct Expenses </text:p>
        </text:list-item>
        <text:list-item>
          <text:p text:style-name="P12"><text:span text:style-name="Strong_20_Emphasis">Factory Cost</text:span> = Prime Cost + Factory Overheads </text:p>
        </text:list-item>
        <text:list-item>
          <text:p text:style-name="P12"><text:span text:style-name="Strong_20_Emphasis">Total Cost of Production</text:span> = Factory Cost + Office &amp; Admin Overheads </text:p>
        </text:list-item>
        <text:list-item>
          <text:p text:style-name="P11"><text:span text:style-name="Strong_20_Emphasis">Total Cost</text:span> = Cost of Production + Selling &amp; Distribution Overheads </text:p>
        </text:list-item>
      </text:list>
      <text:p text:style-name="Horizontal_20_Line"/>
      <text:h text:style-name="Heading_20_3" text:outline-level="3"><text:span text:style-name="Strong_20_Emphasis"><text:span text:style-name="T3">Q5. Break-Even Point &amp; Methods to Determine It</text:span></text:span></text:h>
      <text:p text:style-name="Text_20_body"><text:span text:style-name="Strong_20_Emphasis">Break-Even Point (BEP)</text:span> is the level at which total revenue = total cost (no profit, no loss).</text:p>
      <text:p text:style-name="Text_20_body"><text:span text:style-name="Strong_20_Emphasis">Methods to Calculate BEP:</text:span></text:p>
      <text:list text:style-name="L7">
        <text:list-item>
          <text:p text:style-name="P14"><text:span text:style-name="Strong_20_Emphasis">Formula Method:</text:span> BEP(Units)=Fixed CostsSelling Price per Unit−Variable Cost per UnitBEP (Units) = \frac{\text{Fixed Costs}}{\text{Selling Price per Unit} - \text{Variable Cost per Unit}} </text:p>
        </text:list-item>
        <text:list-item>
          <text:p text:style-name="P13"><text:span text:style-name="Strong_20_Emphasis">Graphical Method:</text:span> BEP is the point where Total Cost and Total Revenue lines intersect in a cost-volume-profit graph. </text:p>
        </text:list-item>
      </text:list>
      <text:p text:style-name="Horizontal_20_Line"/>
      <text:h text:style-name="Heading_20_3" text:outline-level="3"><text:span text:style-name="Strong_20_Emphasis"><text:span text:style-name="T3">Q6. Marginal Costing (Uses &amp; Limitations)</text:span></text:span></text:h>
      <text:p text:style-name="Text_20_body"><text:span text:style-name="Strong_20_Emphasis">Marginal Costing</text:span> is the study of variable costs in decision-making.</text:p>
      <text:p text:style-name="Text_20_body"><text:span text:style-name="Strong_20_Emphasis">Uses:</text:span></text:p>
      <text:list text:style-name="L8">
        <text:list-item>
          <text:p text:style-name="P16">Helps in <text:span text:style-name="Strong_20_Emphasis">break-even analysis</text:span> and profit planning. </text:p>
        </text:list-item>
        <text:list-item>
          <text:p text:style-name="P16">Assists in <text:span text:style-name="Strong_20_Emphasis">pricing decisions</text:span> for new products. </text:p>
        </text:list-item>
        <text:list-item>
          <text:p text:style-name="P15">Used in <text:span text:style-name="Strong_20_Emphasis">make-or-buy decisions</text:span> (whether to manufacture or buy a product). </text:p>
        </text:list-item>
      </text:list>
      <text:p text:style-name="Text_20_body"><text:span text:style-name="Strong_20_Emphasis">Limitations:</text:span></text:p>
      <text:list text:style-name="L9">
        <text:list-item>
          <text:p text:style-name="P18">Assumes fixed costs remain constant. </text:p>
        </text:list-item>
        <text:list-item>
          <text:p text:style-name="P17">Does not consider external factors affecting pricing. </text:p>
        </text:list-item>
      </text:list>
      <text:p text:style-name="Horizontal_20_Line"/>
      <text:h text:style-name="Heading_20_3" text:outline-level="3"><text:span text:style-name="Strong_20_Emphasis"><text:span text:style-name="T3">Short Answer Type Questions</text:span></text:span></text:h>
      <text:list text:style-name="L10">
        <text:list-item>
          <text:p text:style-name="P19"><text:span text:style-name="Strong_20_Emphasis">Accounting Objectives:</text:span></text:p>
          <text:list>
            <text:list-item>
              <text:p text:style-name="P20">To record and summarize transactions. </text:p>
            </text:list-item>
            <text:list-item>
              <text:p text:style-name="P20">To provide financial information for decision-making. </text:p>
            </text:list-item>
            <text:list-item>
              <text:p text:style-name="P20"><text:soft-page-break/>To ensure legal compliance. </text:p>
            </text:list-item>
          </text:list>
        </text:list-item>
        <text:list-item>
          <text:p text:style-name="P19"><text:span text:style-name="Strong_20_Emphasis">Cash Book:</text:span> A special journal used for recording all cash and bank transactions.</text:p>
        </text:list-item>
        <text:list-item>
          <text:p text:style-name="P19"><text:span text:style-name="Strong_20_Emphasis">Trading A/C Preparation:</text:span></text:p>
          <text:list>
            <text:list-item>
              <text:p text:style-name="P20">Shows <text:span text:style-name="Strong_20_Emphasis">gross profit or loss</text:span> of a business. </text:p>
            </text:list-item>
            <text:list-item>
              <text:p text:style-name="P20">Formula: <text:span text:style-name="Strong_20_Emphasis">Sales - (Opening Stock + Purchases + Direct Expenses - Closing Stock)</text:span> </text:p>
            </text:list-item>
          </text:list>
        </text:list-item>
        <text:list-item>
          <text:p text:style-name="P19"><text:span text:style-name="Strong_20_Emphasis">Marginal Costing:</text:span> A method where only variable costs are considered for decision-making.</text:p>
        </text:list-item>
        <text:list-item>
          <text:p text:style-name="P19"><text:span text:style-name="Strong_20_Emphasis">Cost Sheet:</text:span> A statement showing the total cost of production, including direct and indirect costs.</text:p>
        </text:list-item>
        <text:list-item>
          <text:p text:style-name="P19"><text:span text:style-name="Strong_20_Emphasis">Trial Balance (Preparation Methods):</text:span></text:p>
          <text:list>
            <text:list-item>
              <text:p text:style-name="P20"><text:span text:style-name="Strong_20_Emphasis">Total Method:</text:span> Total of debit and credit sides of ledger accounts. </text:p>
            </text:list-item>
            <text:list-item>
              <text:p text:style-name="P19"><text:span text:style-name="Strong_20_Emphasis">Balance Method:</text:span> Only balances (debit or credit) of ledger accounts are recorded. </text:p>
            </text:list-item>
          </text:list>
        </text:list-item>
      </text:list>
      <text:p text:style-name="Horizontal_20_Line"/>
      <text:p text:style-name="Text_20_body"/>
      <text:p text:style-name="P21">PERSONNEL MANAGEMENT </text:p>
      <text:p text:style-name="Text_20_body">Here’s a clear and easy-to-understand explanation of your Human Resource Management (HRM) topics:</text:p>
      <text:p text:style-name="Horizontal_20_Line"/>
      <text:h text:style-name="Heading_20_3" text:outline-level="3"><text:span text:style-name="Strong_20_Emphasis">Q1. Functions of Personnel Management</text:span></text:h>
      <text:p text:style-name="Text_20_body">Personnel Management focuses on hiring, training, and maintaining a productive workforce. Its functions include:</text:p>
      <text:list text:style-name="L11">
        <text:list-item>
          <text:p text:style-name="P23"><text:span text:style-name="Strong_20_Emphasis">Manpower Planning</text:span> – Estimating workforce needs. </text:p>
        </text:list-item>
        <text:list-item>
          <text:p text:style-name="P23"><text:span text:style-name="Strong_20_Emphasis">Recruitment &amp; Selection</text:span> – Hiring suitable candidates. </text:p>
        </text:list-item>
        <text:list-item>
          <text:p text:style-name="P23"><text:span text:style-name="Strong_20_Emphasis">Training &amp; Development</text:span> – Enhancing employees’ skills. </text:p>
        </text:list-item>
        <text:list-item>
          <text:p text:style-name="P23"><text:span text:style-name="Strong_20_Emphasis">Performance Appraisal</text:span> – Evaluating employee performance. </text:p>
        </text:list-item>
        <text:list-item>
          <text:p text:style-name="P23"><text:span text:style-name="Strong_20_Emphasis">Compensation &amp; Benefits</text:span> – Salary, incentives, and rewards. </text:p>
        </text:list-item>
        <text:list-item>
          <text:p text:style-name="P22"><text:span text:style-name="Strong_20_Emphasis">Employee Welfare &amp; Safety</text:span> – Ensuring well-being at the workplace. </text:p>
        </text:list-item>
      </text:list>
      <text:p text:style-name="Horizontal_20_Line"/>
      <text:h text:style-name="Heading_20_3" text:outline-level="3"><text:span text:style-name="Strong_20_Emphasis">Q2. Organization of Personnel Department</text:span></text:h>
      <text:p text:style-name="Text_20_body">A <text:span text:style-name="Strong_20_Emphasis">Personnel Department</text:span> is structured based on the size and needs of an organization. Key roles include:</text:p>
      <text:list text:style-name="L12">
        <text:list-item>
          <text:p text:style-name="P25"><text:span text:style-name="Strong_20_Emphasis">HR Manager</text:span> – Oversees all HR activities. </text:p>
        </text:list-item>
        <text:list-item>
          <text:p text:style-name="P25"><text:span text:style-name="Strong_20_Emphasis">Recruitment Officer</text:span> – Handles hiring. </text:p>
        </text:list-item>
        <text:list-item>
          <text:p text:style-name="P25"><text:span text:style-name="Strong_20_Emphasis">Training Officer</text:span> – Manages employee training. </text:p>
        </text:list-item>
        <text:list-item>
          <text:p text:style-name="P25"><text:span text:style-name="Strong_20_Emphasis">Welfare Officer</text:span> – Ensures employee well-being. </text:p>
        </text:list-item>
        <text:list-item>
          <text:p text:style-name="P24"><text:span text:style-name="Strong_20_Emphasis">Payroll Officer</text:span> – Manages salaries and benefits. </text:p>
        </text:list-item>
      </text:list>
      <text:p text:style-name="Horizontal_20_Line"/>
      <text:h text:style-name="Heading_20_3" text:outline-level="3"><text:soft-page-break/><text:span text:style-name="Strong_20_Emphasis">Q3. Management &amp; Operative Functions of Personnel Management</text:span></text:h>
      <text:list text:style-name="L13">
        <text:list-item>
          <text:p text:style-name="P26"><text:span text:style-name="Strong_20_Emphasis">Management Functions:</text:span></text:p>
          <text:list>
            <text:list-item>
              <text:p text:style-name="P27"><text:span text:style-name="Strong_20_Emphasis">Planning</text:span> – Setting workforce goals. </text:p>
            </text:list-item>
            <text:list-item>
              <text:p text:style-name="P27"><text:span text:style-name="Strong_20_Emphasis">Organizing</text:span> – Structuring HR activities. </text:p>
            </text:list-item>
            <text:list-item>
              <text:p text:style-name="P27"><text:span text:style-name="Strong_20_Emphasis">Directing</text:span> – Guiding employees. </text:p>
            </text:list-item>
            <text:list-item>
              <text:p text:style-name="P27"><text:span text:style-name="Strong_20_Emphasis">Controlling</text:span> – Monitoring workforce performance. </text:p>
            </text:list-item>
          </text:list>
        </text:list-item>
        <text:list-item>
          <text:p text:style-name="P26"><text:span text:style-name="Strong_20_Emphasis">Operative Functions:</text:span></text:p>
          <text:list>
            <text:list-item>
              <text:p text:style-name="P27"><text:span text:style-name="Strong_20_Emphasis">Recruitment &amp; Selection</text:span> </text:p>
            </text:list-item>
            <text:list-item>
              <text:p text:style-name="P27"><text:span text:style-name="Strong_20_Emphasis">Training &amp; Development</text:span> </text:p>
            </text:list-item>
            <text:list-item>
              <text:p text:style-name="P27"><text:span text:style-name="Strong_20_Emphasis">Employee Relations</text:span> </text:p>
            </text:list-item>
            <text:list-item>
              <text:p text:style-name="P26"><text:span text:style-name="Strong_20_Emphasis">Performance Evaluation</text:span> </text:p>
            </text:list-item>
          </text:list>
        </text:list-item>
      </text:list>
      <text:p text:style-name="Horizontal_20_Line"/>
      <text:h text:style-name="Heading_20_3" text:outline-level="3"><text:span text:style-name="Strong_20_Emphasis">Q4. Advantages of Personnel Policy</text:span></text:h>
      <text:list text:style-name="L14">
        <text:list-item>
          <text:p text:style-name="P29"><text:span text:style-name="Strong_20_Emphasis">Uniformity</text:span> – Ensures fair and equal treatment. </text:p>
        </text:list-item>
        <text:list-item>
          <text:p text:style-name="P29"><text:span text:style-name="Strong_20_Emphasis">Consistency</text:span> – Reduces confusion in HR processes. </text:p>
        </text:list-item>
        <text:list-item>
          <text:p text:style-name="P29"><text:span text:style-name="Strong_20_Emphasis">Improved Decision-Making</text:span> – Provides a clear framework. </text:p>
        </text:list-item>
        <text:list-item>
          <text:p text:style-name="P29"><text:span text:style-name="Strong_20_Emphasis">Employee Satisfaction</text:span> – Builds trust among employees. </text:p>
        </text:list-item>
        <text:list-item>
          <text:p text:style-name="P28"><text:span text:style-name="Strong_20_Emphasis">Legal Compliance</text:span> – Prevents legal issues. </text:p>
        </text:list-item>
      </text:list>
      <text:p text:style-name="Horizontal_20_Line"/>
      <text:h text:style-name="Heading_20_3" text:outline-level="3"><text:span text:style-name="Strong_20_Emphasis">Q5. Process &amp; Objectives of Human Resource Planning</text:span></text:h>
      <text:p text:style-name="Text_20_body"><text:span text:style-name="Strong_20_Emphasis">Process of HR Planning:</text:span></text:p>
      <text:list text:style-name="L15">
        <text:list-item>
          <text:p text:style-name="P31"><text:span text:style-name="Strong_20_Emphasis">Analyzing Current Workforce</text:span> – Evaluating current employees. </text:p>
        </text:list-item>
        <text:list-item>
          <text:p text:style-name="P31"><text:span text:style-name="Strong_20_Emphasis">Forecasting Demand</text:span> – Estimating future workforce needs. </text:p>
        </text:list-item>
        <text:list-item>
          <text:p text:style-name="P31"><text:span text:style-name="Strong_20_Emphasis">Forecasting Supply</text:span> – Checking availability of skilled employees. </text:p>
        </text:list-item>
        <text:list-item>
          <text:p text:style-name="P31"><text:span text:style-name="Strong_20_Emphasis">Balancing Demand &amp; Supply</text:span> – Hiring or reskilling employees. </text:p>
        </text:list-item>
        <text:list-item>
          <text:p text:style-name="P30"><text:span text:style-name="Strong_20_Emphasis">Implementation &amp; Monitoring</text:span> – Executing and tracking HR plans. </text:p>
        </text:list-item>
      </text:list>
      <text:p text:style-name="Text_20_body"><text:span text:style-name="Strong_20_Emphasis">Objectives:</text:span></text:p>
      <text:list text:style-name="L16">
        <text:list-item>
          <text:p text:style-name="P33">Ensure the right number of employees. </text:p>
        </text:list-item>
        <text:list-item>
          <text:p text:style-name="P33">Improve workforce efficiency. </text:p>
        </text:list-item>
        <text:list-item>
          <text:p text:style-name="P32">Reduce hiring costs. </text:p>
        </text:list-item>
      </text:list>
      <text:p text:style-name="Horizontal_20_Line"/>
      <text:h text:style-name="Heading_20_3" text:outline-level="3"><text:span text:style-name="Strong_20_Emphasis">Q6. Different Selection Methods</text:span></text:h>
      <text:list text:style-name="L17">
        <text:list-item>
          <text:p text:style-name="P35"><text:span text:style-name="Strong_20_Emphasis">Written Test</text:span> – Assesses knowledge and skills. </text:p>
        </text:list-item>
        <text:list-item>
          <text:p text:style-name="P35"><text:span text:style-name="Strong_20_Emphasis">Interviews</text:span> – One-on-one assessment of candidates. </text:p>
        </text:list-item>
        <text:list-item>
          <text:p text:style-name="P35"><text:span text:style-name="Strong_20_Emphasis">Group Discussion</text:span> – Evaluates communication and teamwork. </text:p>
        </text:list-item>
        <text:list-item>
          <text:p text:style-name="P35"><text:span text:style-name="Strong_20_Emphasis">Psychometric Tests</text:span> – Tests personality and behavior. </text:p>
        </text:list-item>
        <text:list-item>
          <text:p text:style-name="P34"><text:span text:style-name="Strong_20_Emphasis">Background Checks</text:span> – Verifies candidate history. </text:p>
        </text:list-item>
      </text:list>
      <text:p text:style-name="Horizontal_20_Line"/>
      <text:h text:style-name="Heading_20_3" text:outline-level="3"><text:soft-page-break/><text:span text:style-name="Strong_20_Emphasis">Q7. Job Characteristics Model of Job Design</text:span></text:h>
      <text:p text:style-name="Text_20_body">Proposed by <text:span text:style-name="Strong_20_Emphasis">Hackman &amp; Oldham</text:span>, this model improves job satisfaction and productivity using:</text:p>
      <text:list text:style-name="L18">
        <text:list-item>
          <text:p text:style-name="P37"><text:span text:style-name="Strong_20_Emphasis">Skill Variety</text:span> – Using different skills in a job. </text:p>
        </text:list-item>
        <text:list-item>
          <text:p text:style-name="P37"><text:span text:style-name="Strong_20_Emphasis">Task Identity</text:span> – Seeing work as a whole process. </text:p>
        </text:list-item>
        <text:list-item>
          <text:p text:style-name="P37"><text:span text:style-name="Strong_20_Emphasis">Task Significance</text:span> – Understanding job impact. </text:p>
        </text:list-item>
        <text:list-item>
          <text:p text:style-name="P37"><text:span text:style-name="Strong_20_Emphasis">Autonomy</text:span> – Having control over work. </text:p>
        </text:list-item>
        <text:list-item>
          <text:p text:style-name="P36"><text:span text:style-name="Strong_20_Emphasis">Feedback</text:span> – Getting performance-related insights. </text:p>
        </text:list-item>
      </text:list>
      <text:p text:style-name="Text_20_body">This model enhances employee motivation and job satisfaction.</text:p>
      <text:p text:style-name="Horizontal_20_Line"/>
      <text:h text:style-name="Heading_20_3" text:outline-level="3"><text:span text:style-name="Strong_20_Emphasis">Q8. Personnel Management (Functions &amp; Significance)</text:span></text:h>
      <text:p text:style-name="Text_20_body"><text:span text:style-name="Strong_20_Emphasis">Functions:</text:span></text:p>
      <text:list text:style-name="L19">
        <text:list-item>
          <text:p text:style-name="P39">Hiring &amp; Selection </text:p>
        </text:list-item>
        <text:list-item>
          <text:p text:style-name="P39">Training &amp; Development </text:p>
        </text:list-item>
        <text:list-item>
          <text:p text:style-name="P39">Performance Evaluation </text:p>
        </text:list-item>
        <text:list-item>
          <text:p text:style-name="P38">Compensation &amp; Benefits </text:p>
        </text:list-item>
      </text:list>
      <text:p text:style-name="Text_20_body"><text:span text:style-name="Strong_20_Emphasis">Significance:</text:span></text:p>
      <text:list text:style-name="L20">
        <text:list-item>
          <text:p text:style-name="P41">Improves efficiency </text:p>
        </text:list-item>
        <text:list-item>
          <text:p text:style-name="P41">Increases employee motivation </text:p>
        </text:list-item>
        <text:list-item>
          <text:p text:style-name="P40">Ensures smooth HR processes </text:p>
        </text:list-item>
      </text:list>
      <text:p text:style-name="Horizontal_20_Line"/>
      <text:h text:style-name="Heading_20_3" text:outline-level="3"><text:span text:style-name="Strong_20_Emphasis">Q9. Recruitment (Internal &amp; External Sources)</text:span></text:h>
      <text:list text:style-name="L21">
        <text:list-item>
          <text:p text:style-name="P42"><text:span text:style-name="Strong_20_Emphasis">Internal Sources:</text:span></text:p>
          <text:list>
            <text:list-item>
              <text:p text:style-name="P43"><text:span text:style-name="Strong_20_Emphasis">Promotions</text:span> – Existing employees move up. </text:p>
            </text:list-item>
            <text:list-item>
              <text:p text:style-name="P43"><text:span text:style-name="Strong_20_Emphasis">Transfers</text:span> – Employees shift roles. </text:p>
            </text:list-item>
            <text:list-item>
              <text:p text:style-name="P43"><text:span text:style-name="Strong_20_Emphasis">Employee Referrals</text:span> – Recommendations from staff. </text:p>
            </text:list-item>
          </text:list>
        </text:list-item>
        <text:list-item>
          <text:p text:style-name="P42"><text:span text:style-name="Strong_20_Emphasis">External Sources:</text:span></text:p>
          <text:list>
            <text:list-item>
              <text:p text:style-name="P43"><text:span text:style-name="Strong_20_Emphasis">Job Portals</text:span> – Online hiring platforms. </text:p>
            </text:list-item>
            <text:list-item>
              <text:p text:style-name="P43"><text:span text:style-name="Strong_20_Emphasis">Campus Recruitment</text:span> – Hiring from colleges. </text:p>
            </text:list-item>
            <text:list-item>
              <text:p text:style-name="P42"><text:span text:style-name="Strong_20_Emphasis">Walk-in Interviews</text:span> – Direct job applications. </text:p>
            </text:list-item>
          </text:list>
        </text:list-item>
      </text:list>
      <text:p text:style-name="Horizontal_20_Line"/>
      <text:h text:style-name="Heading_20_3" text:outline-level="3"><text:span text:style-name="Strong_20_Emphasis">Q10. Job Analysis Process</text:span></text:h>
      <text:list text:style-name="L22">
        <text:list-item>
          <text:p text:style-name="P45"><text:span text:style-name="Strong_20_Emphasis">Identify Job Needs</text:span> – Define why the job exists. </text:p>
        </text:list-item>
        <text:list-item>
          <text:p text:style-name="P45"><text:span text:style-name="Strong_20_Emphasis">Collect Data</text:span> – Study duties, skills, and responsibilities. </text:p>
        </text:list-item>
        <text:list-item>
          <text:p text:style-name="P45"><text:span text:style-name="Strong_20_Emphasis">Prepare Job Description</text:span> – Outline job responsibilities. </text:p>
        </text:list-item>
        <text:list-item>
          <text:p text:style-name="P44"><text:span text:style-name="Strong_20_Emphasis">Create Job Specification</text:span> – List qualifications required. </text:p>
        </text:list-item>
      </text:list>
      <text:p text:style-name="Horizontal_20_Line"/>
      <text:h text:style-name="Heading_20_3" text:outline-level="3"><text:soft-page-break/><text:span text:style-name="Strong_20_Emphasis">Short Questions</text:span></text:h>
      <text:list text:style-name="L23">
        <text:list-item>
          <text:p text:style-name="P46"><text:span text:style-name="Strong_20_Emphasis">Personnel Management (Significance | Advantages | Objectives)</text:span></text:p>
          <text:list>
            <text:list-item>
              <text:p text:style-name="P47"><text:span text:style-name="Strong_20_Emphasis">Significance</text:span> – Manages workforce efficiently. </text:p>
            </text:list-item>
            <text:list-item>
              <text:p text:style-name="P47"><text:span text:style-name="Strong_20_Emphasis">Advantages</text:span> – Ensures proper hiring and training. </text:p>
            </text:list-item>
            <text:list-item>
              <text:p text:style-name="P47"><text:span text:style-name="Strong_20_Emphasis">Objectives</text:span> – Improves employee performance. </text:p>
            </text:list-item>
          </text:list>
        </text:list-item>
        <text:list-item>
          <text:p text:style-name="P46"><text:span text:style-name="Strong_20_Emphasis">Personnel Policies:</text:span> Set guidelines for HR decisions.</text:p>
        </text:list-item>
        <text:list-item>
          <text:p text:style-name="P46"><text:span text:style-name="Strong_20_Emphasis">Recruitment:</text:span> Process of attracting candidates.</text:p>
        </text:list-item>
        <text:list-item>
          <text:p text:style-name="P46"><text:span text:style-name="Strong_20_Emphasis">Development:</text:span> Improving employee skills.</text:p>
        </text:list-item>
        <text:list-item>
          <text:p text:style-name="P46"><text:span text:style-name="Strong_20_Emphasis">Job Evaluation:</text:span> Assessing job worth.</text:p>
        </text:list-item>
        <text:list-item>
          <text:p text:style-name="P46"><text:span text:style-name="Strong_20_Emphasis">Job Analysis:</text:span> Studying job roles.</text:p>
        </text:list-item>
        <text:list-item>
          <text:p text:style-name="P46"><text:span text:style-name="Strong_20_Emphasis">Personnel Appraisal:</text:span> Reviewing employee performance.</text:p>
        </text:list-item>
        <text:list-item>
          <text:p text:style-name="P46"><text:span text:style-name="Strong_20_Emphasis">Difference Between Wage &amp; Salary:</text:span></text:p>
          <text:list>
            <text:list-item>
              <text:p text:style-name="P47"><text:span text:style-name="Strong_20_Emphasis">Wage</text:span> – Hourly/daily payment. </text:p>
            </text:list-item>
            <text:list-item>
              <text:p text:style-name="P47"><text:span text:style-name="Strong_20_Emphasis">Salary</text:span> – Fixed monthly earnings. </text:p>
            </text:list-item>
          </text:list>
        </text:list-item>
        <text:list-item>
          <text:p text:style-name="P46"><text:span text:style-name="Strong_20_Emphasis">Human Resource Planning:</text:span> Process of ensuring the right workforce.</text:p>
        </text:list-item>
        <text:list-item>
          <text:p text:style-name="P46"><text:span text:style-name="Strong_20_Emphasis">Concept of Orientation &amp; Induction:</text:span></text:p>
          <text:list>
            <text:list-item>
              <text:p text:style-name="P47"><text:span text:style-name="Strong_20_Emphasis">Orientation</text:span> – Introducing employees to company culture. </text:p>
            </text:list-item>
            <text:list-item>
              <text:p text:style-name="P46"><text:span text:style-name="Strong_20_Emphasis">Induction</text:span> – Training employees for specific roles. </text:p>
            </text:list-item>
          </text:list>
        </text:list-item>
      </text:list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8T21:43:28.918878627</meta:creation-date>
    <dc:date>2025-03-08T21:55:17.852999708</dc:date>
    <meta:editing-duration>PT1M36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6" meta:paragraph-count="168" meta:word-count="1253" meta:character-count="8614" meta:non-whitespace-character-count="7475"/>
  </office:meta>
</office:document-meta>
</file>